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tensionBundle.getExtensionOperationInstanc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tensionBundle.getExtensionOperationClass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tensionBundle.registerExtensionOperation( String localName , Class &lt; ? extends ExtensionOperation &gt;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tensionBundle.getExtensionOpera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tensionBundle.getExtensionValida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